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82.86pt"/>
    </style:style>
    <style:style style:name="co8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49.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75.71pt"/>
    </style:style>
    <style:style style:name="co7" style:family="table-column">
      <style:table-column-properties fo:break-before="auto" style:column-width="148.45pt"/>
    </style:style>
    <style:style style:name="co10" style:family="table-column">
      <style:table-column-properties fo:break-before="auto" style:column-width="124.84pt"/>
    </style:style>
    <style:style style:name="co11" style:family="table-column">
      <style:table-column-properties fo:break-before="auto" style:column-width="166.1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2.49pt solid #000000" fo:border-left="none" fo:border-right="none" fo:border-top="none"/>
    </style:style>
    <style:style style:name="ce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 – Description</text:p>
          </table:table-cell>
          <table:table-cell table:style-name="ce2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2" office:value-type="string" calcext:value-type="string">
            <text:p>MPN1</text:p>
          </table:table-cell>
          <table:table-cell table:style-name="ce2" office:value-type="string" calcext:value-type="string">
            <text:p>MPN2</text:p>
          </table:table-cell>
          <table:table-cell table:style-name="ce2" office:value-type="string" calcext:value-type="string">
            <text:p>MPN3</text:p>
          </table:table-cell>
          <table:table-cell table:style-name="ce2" office:value-type="string" calcext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D5,D3</text:p>
          </table:table-cell>
          <table:table-cell office:value-type="string" calcext:value-type="string">
            <text:p>D_DO-41_SOD81_P7.62mm_Horizontal – Diode, Schott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8</text:p>
          </table:table-cell>
          <table:table-cell table:style-name="ce7" office:value-type="string" calcext:value-type="string">
            <text:p>1N5818</text:p>
          </table:table-cell>
          <table:table-cell office:value-type="string" calcext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DO-41_SOD81_P7.62mm_Horizontal – Diode, Zener, 5.6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5919BG</text:p>
          </table:table-cell>
          <table:table-cell office:value-type="string" calcext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,D2,D1</text:p>
          </table:table-cell>
          <table:table-cell office:value-type="string" calcext:value-type="string">
            <text:p>D_DO-41_SOD81_P7.62mm_Horizontal – Dio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R2,R4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R5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r 2w</text:p>
          </table:table-cell>
          <table:table-cell office:value-type="string" calcext:value-type="string">
            <text:p>FMP200FRF52-160R</text:p>
          </table:table-cell>
          <table:table-cell office:value-type="string" calcext:value-type="string">
            <text:p>ERG-2SJ161</text:p>
          </table:table-cell>
          <table:table-cell office:value-type="string" calcext:value-type="string">
            <text:p>PR02000201600JR500</text:p>
          </table:table-cell>
          <table:table-cell office:value-type="string" calcext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0.1%</text:p>
          </table:table-cell>
          <table:table-cell office:value-type="string" calcext:value-type="string">
            <text:p>YR1B1K0CC</text:p>
          </table:table-cell>
          <table:table-cell office:value-type="string" calcext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 0.1%</text:p>
          </table:table-cell>
          <table:table-cell office:value-type="string" calcext:value-type="string">
            <text:p>MFP-25BRD52-3K9</text:p>
          </table:table-cell>
          <table:table-cell office:value-type="string" calcext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R7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49 0.1%</text:p>
          </table:table-cell>
          <table:table-cell office:value-type="string" calcext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4,RN1,RN6</text:p>
          </table:table-cell>
          <table:table-cell office:value-type="string" calcext:value-type="string">
            <text:p>R_Array_SI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608X-102-102LF</text:p>
          </table:table-cell>
          <table:table-cell office:value-type="string" calcext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5,RN2</text:p>
          </table:table-cell>
          <table:table-cell office:value-type="string" calcext:value-type="string">
            <text:p>R_Array_SI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4606X-102-471LF</text:p>
          </table:table-cell>
          <table:table-cell office:value-type="string" calcext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R_Array_SIP9_Bu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4609X-101-104LF</text:p>
          </table:table-cell>
          <table:table-cell office:value-type="string" calcext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4,LED2,LED3,LED1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 &lt;=10mcd</text:p>
          </table:table-cell>
          <table:table-cell office:value-type="string" calcext:value-type="string">
            <text:p>SLX-LX3044HD</text:p>
          </table:table-cell>
          <table:table-cell office:value-type="string" calcext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C17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01 50v X7R</text:p>
          </table:table-cell>
          <table:table-cell office:value-type="string" calcext:value-type="string">
            <text:p>SR155C103KARTR1</text:p>
          </table:table-cell>
          <table:table-cell office:value-type="string" calcext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,C16,C20,C13,C9,C3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22 50v X7R</text:p>
          </table:table-cell>
          <table:table-cell office:value-type="string" calcext:value-type="string">
            <text:p>FK18X7R1H224K</text:p>
          </table:table-cell>
          <table:table-cell office:value-type="string" calcext:value-type="string">
            <text:p>FG18X7R1H224KRT06</text:p>
          </table:table-cell>
          <table:table-cell office:value-type="string" calcext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 50v X7R</text:p>
          </table:table-cell>
          <table:table-cell office:value-type="string" calcext:value-type="string">
            <text:p>K472K15X7RF5TL2</text:p>
          </table:table-cell>
          <table:table-cell office:value-type="string" calcext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,C1</text:p>
          </table:table-cell>
          <table:table-cell office:value-type="string" calcext:value-type="string">
            <text:p>Capacitor_Ceramic_Disc_D6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 50v X7R</text:p>
          </table:table-cell>
          <table:table-cell office:value-type="string" calcext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3 50v X7R</text:p>
          </table:table-cell>
          <table:table-cell office:value-type="string" calcext:value-type="string">
            <text:p>RCER71H334K1A2H03B</text:p>
          </table:table-cell>
          <table:table-cell office:value-type="string" calcext:value-type="string">
            <text:p>FG18X7R1H334KRT06</text:p>
          </table:table-cell>
          <table:table-cell office:value-type="string" calcext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C15,C19,C2,C12,C8,C6</text:p>
          </table:table-cell>
          <table:table-cell office:value-type="string" calcext:value-type="string">
            <text:p>Capacitor_Ceramic_Disc_D3.8mm_W2.6mm_P2.5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1 50v X7R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35v</text:p>
          </table:table-cell>
          <table:table-cell office:value-type="string" calcext:value-type="string">
            <text:p>TAP106K035SCS</text:p>
          </table:table-cell>
          <table:table-cell office:value-type="string" calcext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_Radial_Tantalum_D6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6.3v</text:p>
          </table:table-cell>
          <table:table-cell office:value-type="string" calcext:value-type="string">
            <text:p>TAP476K006SCS</text:p>
          </table:table-cell>
          <table:table-cell office:value-type="string" calcext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O-220_Vertical – 5V 1A 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40T-5.0</text:p>
          </table:table-cell>
          <table:table-cell office:value-type="string" calcext:value-type="string">
            <text:p>LM2940T-5.0/NOPB</text:p>
          </table:table-cell>
          <table:table-cell office:value-type="string" calcext:value-type="string">
            <text:p>LM2940T-5.0/LF08</text:p>
          </table:table-cell>
          <table:table-cell office:value-type="string" calcext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aristor_Disc_D15.5_W4.2_P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ERZ-V14D220</text:p>
          </table:table-cell>
          <table:table-cell office:value-type="string" calcext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8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825</text:p>
          </table:table-cell>
          <table:table-cell office:value-type="string" calcext:value-type="string">
            <text:p>75915-308LF</text:p>
          </table:table-cell>
          <table:table-cell office:value-type="string" calcext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4 POSITION 2.54MM FEMAL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al VR</text:p>
          </table:table-cell>
          <table:table-cell office:value-type="string" calcext:value-type="string">
            <text:p>75915-304LF</text:p>
          </table:table-cell>
          <table:table-cell office:value-type="string" calcext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721</text:p>
          </table:table-cell>
          <table:table-cell office:value-type="string" calcext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4</text:p>
          </table:table-cell>
          <table:table-cell table:style-name="ce7" office:value-type="string" calcext:value-type="string">
            <text:p>IXDN602PI</text:p>
          </table:table-cell>
          <table:table-cell office:value-type="string" calcext:value-type="string">
            <text:p>TC4424AVPA</text:p>
          </table:table-cell>
          <table:table-cell table:style-name="ce7" office:value-type="string" calcext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,Q3,Q6,Q5,Q2,Q1</text:p>
          </table:table-cell>
          <table:table-cell office:value-type="string" calcext:value-type="string">
            <text:p>TO-220_Vertic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P62NS04Z</text:p>
          </table:table-cell>
          <table:table-cell office:value-type="string" calcext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6517</text:p>
          </table:table-cell>
          <table:table-cell office:value-type="string" calcext:value-type="string">
            <text:p>2N6517BU</text:p>
          </table:table-cell>
          <table:table-cell office:value-type="string" calcext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olex_Microfit3_Header_02x12_Straight_43045-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2412</text:p>
          </table:table-cell>
          <table:table-cell office:value-type="string" calcext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lex_Microfit3_Header_02x02_Angled_43045-040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5,JP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3,JP2,JP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X425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X4250A</text:p>
          </table:table-cell>
          <table:table-cell office:value-type="string" calcext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U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-382811-1</text:p>
          </table:table-cell>
          <table:table-cell office:value-type="string" calcext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 POSITION 2.54MM MALE T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68001-400HLF</text:p>
          </table:table-cell>
          <table:table-cell office:value-type="string" calcext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P-8_W7.62mm_Socket NOT RECOMMENDED FOR IC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0-99-308-41-001000</text:p>
          </table:table-cell>
          <table:table-cell office:value-type="string" calcext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car harness</text:p>
          </table:table-cell>
          <table:table-cell office:value-type="string" calcext:value-type="string">
            <text:p>Wire Housing 3mm connector-24 position</text:p>
          </table:table-cell>
          <table:table-cell/>
          <table:table-cell table:style-name="Default"/>
          <table:table-cell office:value-type="string" calcext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 car harness for stepper</text:p>
          </table:table-cell>
          <table:table-cell office:value-type="string" calcext:value-type="string">
            <text:p>Wire Housing 3mm connector-4 position</text:p>
          </table:table-cell>
          <table:table-cell/>
          <table:table-cell table:style-name="Default"/>
          <table:table-cell office:value-type="string" calcext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male pins for above</text:p>
          </table:table-cell>
          <table:table-cell/>
          <table:table-cell table:style-name="Default"/>
          <table:table-cell office:value-type="string" calcext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or routing 24-pins to case end</text:p>
          </table:table-cell>
          <table:table-cell office:value-type="string" calcext:value-type="string">
            <text:p>Panel Mount 3mm housing-24 position</text:p>
          </table:table-cell>
          <table:table-cell/>
          <table:table-cell table:style-name="Default"/>
          <table:table-cell office:value-type="string" calcext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e pins for above</text:p>
          </table:table-cell>
          <table:table-cell/>
          <table:table-cell table:style-name="Default"/>
          <table:table-cell office:value-type="string" calcext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1N5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N5919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4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2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FR16S0006800JA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02000201600JR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P-25BRD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S1/4DCT52R249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S1/4DCT52R1001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8X-102-102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06X-102-471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09X-101-104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X-LX3044H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155C103KART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K18X7R1H224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472K15X7RF5T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K14X7R1H105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CER71H334K1A2H0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4K15X7RF53L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P106K035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476K006S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2940T-5.0/NO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Z-V14D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9974-01-08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9974-01-04-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721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IXDN602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P62NS04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640456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0456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X4250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382811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8000-408HL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-640620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640620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-640620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0-99-308-41-001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08:30:02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9-05-24T08:37:11.156000000</dc:date>
    <meta:generator>LibreOffice/6.0.7.3$Windows_X86_64 LibreOffice_project/dc89aa7a9eabfd848af146d5086077aeed2ae4a5</meta:generator>
    <meta:editing-duration>P16DT3H3M4S</meta:editing-duration>
    <meta:editing-cycles>38</meta:editing-cycles>
    <meta:document-statistic meta:table-count="2" meta:cell-count="313" meta:object-count="0"/>
  </office:meta>
</office:document-meta>
</file>